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  <style:style style:name="OrgTable1" style:family="table">
      <style:table-properties style:rel-width="50%" fo:margin-top="0cm" fo:margin-bottom="0.20cm" table:align="center"/>
    </style:style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dtexportbug</text:title></text:p>
      <text:p text:style-name="OrgTitle"/>
      <text:p text:style-name="OrgSubtitle"><text:initial-creator>Derek Feichtinger</text:initial-creator></text:p>
      <text:p text:style-name="OrgSubtitle"/>
      <text:p text:style-name="OrgSubtitle"/>
      <text:p text:style-name="OrgSubtitle"/>
      <text:section text:style-name="OrgIndentedSection-Level-0" text:name="Section1">
        <table:table table:style-name="OrgTable1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14">
                <text:p text:style-name="OrgTableHeadingLeft">Area/Month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Right">Jan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Right">Feb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Right">Mar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L" table:number-columns-spanned="7">
                <text:p text:style-name="OrgTableHeadingRight">Su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 table:number-columns-spanned="14">
                <text:p text:style-name="OrgTableContentsLeft">North Americ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Right">1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Right">21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Right">926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L" table:number-columns-spanned="7">
                <text:p text:style-name="OrgTableContentsRight">948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14">
                <text:p text:style-name="OrgTableContentsLeft">Middle Eas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Right">6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Right">75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Right">844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L" table:number-columns-spanned="7">
                <text:p text:style-name="OrgTableContentsRight">925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 table:number-columns-spanned="14">
                <text:p text:style-name="OrgTableContentsLeft">Asia Pacific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Right">9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Right">27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Right">790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L" table:number-columns-spanned="7">
                <text:p text:style-name="OrgTableContentsRight">826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B" table:number-columns-spanned="14">
                <text:p text:style-name="OrgTableContentsLeft">Su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ContentsRight">16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ContentsRight">123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ContentsRight">2560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L" table:number-columns-spanned="7">
                <text:p text:style-name="OrgTableContentsRight">2699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rek Feichtinger</dc:creator>
    <meta:initial-creator>Derek Feichtinger</meta:initial-creator>
    <dc:date>2013-11-04T22:41:39</dc:date>
    <meta:creation-date>2013-11-04T22:41:39</meta:creation-date>
    <meta:generator/>
    <meta:keyword>nil</meta:keyword>
    <dc:subject>nil</dc:subject>
    <dc:title>odtexportbug</dc:title>
  </office:meta>
</office:document-meta>
</file>